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1c36dc" officeooo:paragraph-rsid="001c36dc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f7440" officeooo:paragraph-rsid="001f7440" style:font-size-asian="16pt" style:language-asian="zh" style:country-asian="CN" style:font-size-complex="18.25pt"/>
    </style:style>
    <style:style style:name="P3" style:family="paragraph" style:parent-style-name="Table_20_Contents">
      <style:text-properties fo:font-size="18.25pt" officeooo:rsid="001c36dc" officeooo:paragraph-rsid="001c36dc" style:font-size-asian="16pt" style:font-size-complex="18.25pt"/>
    </style:style>
    <style:style style:name="P4" style:family="paragraph" style:parent-style-name="Table_20_Contents">
      <style:text-properties fo:font-size="18.25pt" officeooo:rsid="001f7440" officeooo:paragraph-rsid="001f7440" style:font-size-asian="16pt" style:font-size-complex="18.25pt"/>
    </style:style>
    <style:style style:name="P5" style:family="paragraph" style:parent-style-name="Table_20_Contents">
      <style:text-properties fo:color="#ff0000" fo:font-size="18.25pt" officeooo:rsid="001c36dc" officeooo:paragraph-rsid="001c36dc" style:font-size-asian="16pt" style:font-size-complex="18.25pt"/>
    </style:style>
    <style:style style:name="P6" style:family="paragraph" style:parent-style-name="Text_20_body">
      <style:text-properties fo:font-size="22pt" fo:font-weight="bold" officeooo:rsid="001c36dc" officeooo:paragraph-rsid="001c36dc" style:font-size-asian="22pt" style:language-asian="zh" style:country-asian="CN" style:font-weight-asian="bold" style:font-size-complex="22pt" style:font-weight-complex="bold"/>
    </style:style>
    <style:style style:name="T1" style:family="text">
      <style:text-properties fo:color="#ff0000"/>
    </style:style>
    <style:style style:name="T2" style:family="text">
      <style:text-properties style:font-name="Tahoma"/>
    </style:style>
    <style:style style:name="T3" style:family="text">
      <style:text-properties style:font-name-asian="微软雅黑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其他步奏和get请求一样</text:p>
      <text:p text:style-name="P1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function valueUser(obj) {</text:p>
            <text:p text:style-name="P3"><text:tab/>//创建XMLHttpReques</text:p>
            <text:p text:style-name="P3"><text:tab/>ajaxFunction();</text:p>
            <text:p text:style-name="P3"><text:tab/>var url="/ajax_demo2/Valid";</text:p>
            <text:p text:style-name="P3"><text:tab/></text:p>
            <text:p text:style-name="P3"><text:tab/>//打开连接,第一个参数是请求方式,第二个参数是请地址，第三个参数是同步还是异步，true同步，false异步</text:p>
            <text:p text:style-name="P3"><text:tab/>xmlHttp.open('post',url,false);</text:p>
            <text:p text:style-name="P3"><text:tab/>//设置头信息,如果是post必须设置,setRequestHeader必须放在open下面</text:p>
            <text:p text:style-name="P3"><text:tab/><text:span text:style-name="T1">xmlHttp.setRequestHeader("content-type","application/x-www-form-urlencoded");</text:span></text:p>
            <text:p text:style-name="P3"><text:tab/>//接收服务器的响应</text:p>
            <text:p text:style-name="P3"><text:tab/>xmlHttp.onreadystatechange=_calback;</text:p>
            <text:p text:style-name="P3"><text:tab/><text:span text:style-name="T1">var data="username="+obj.value;</text:span></text:p>
            <text:p text:style-name="P5"><text:tab/>xmlHttp.send(data);</text:p>
            <text:p text:style-name="P3"><text:tab/></text:p>
            <text:p text:style-name="P3">}</text:p>
          </table:table-cell>
        </table:table-row>
      </table:table>
      <text:p text:style-name="P1"/>
      <text:p text:style-name="P1"/>
      <text:p text:style-name="P6"><text:span text:style-name="T2">A</text:span>jax<text:span text:style-name="T3">返回</text:span><text:span text:style-name="T2">xml</text:span><text:span text:style-name="T3">文档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"><text:s text:c="2"/>response.setContentType("text/xml;charset=UTF-8");</text:p>
            <text:p text:style-name="P4"><text:tab/> <text:s/>if(username.equals("zhangsan")){</text:p>
            <text:p text:style-name="P4"><text:tab/><text:tab/> <text:s/>response.getWriter().print("&lt;result&gt;error&lt;/result&gt;");<text:tab/></text:p>
            <text:p text:style-name="P4"><text:tab/><text:tab/><text:tab/></text:p>
            <text:p text:style-name="P4"><text:tab/><text:tab/>}else{</text:p>
            <text:p text:style-name="P4"><text:tab/><text:tab/><text:tab/>response.getWriter().print("&lt;result&gt;ok&lt;/result&gt;");<text:tab/></text:p>
            <text:p text:style-name="P4"><text:tab/><text:tab/>}</text:p>
          </table:table-cell>
        </table:table-row>
      </table:table>
      <text:p text:style-name="P1"/>
      <text:p text:style-name="P1"/>
      <text:p text:style-name="P1"/>
      <text:p text:style-name="P2"><text:soft-page-break/>ajax回调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">function _calback(){</text:p>
            <text:p text:style-name="P4"><text:tab/></text:p>
            <text:p text:style-name="P4"><text:tab/>//readyState=4是请求完成</text:p>
            <text:p text:style-name="P4"><text:tab/>if(xmlHttp.readyState==4){</text:p>
            <text:p text:style-name="P4"><text:tab/><text:tab/>//服务器端响应正确</text:p>
            <text:p text:style-name="P4"><text:tab/><text:tab/>if(xmlHttp.status==200){</text:p>
            <text:p text:style-name="P4"><text:tab/><text:tab/><text:tab/>//接收服务器的响应数据,返回文档对象</text:p>
            <text:p text:style-name="P4"><text:tab/><text:tab/><text:tab/>var result=xmlHttp.responseXML;</text:p>
            <text:p text:style-name="P4"><text:tab/><text:tab/><text:tab/>var rs=result.getElementsByTagName('result');</text:p>
            <text:p text:style-name="P4"><text:tab/><text:tab/><text:tab/>alert(rs[0].innerHTML);</text:p>
            <text:p text:style-name="P4"><text:tab/><text:tab/>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9M55S</meta:editing-duration>
    <meta:editing-cycles>5</meta:editing-cycles>
    <meta:generator>LibreOffice/5.3.0.3$Windows_X86_64 LibreOffice_project/7074905676c47b82bbcfbea1aeefc84afe1c50e1</meta:generator>
    <dc:date>2018-03-29T17:52:32.056000000</dc:date>
    <meta:document-statistic meta:table-count="3" meta:image-count="0" meta:object-count="0" meta:page-count="2" meta:paragraph-count="36" meta:word-count="164" meta:character-count="885" meta:non-whitespace-character-count="823"/>
    <meta:user-defined meta:name="Info 1"/>
    <meta:user-defined meta:name="Info 2"/>
    <meta:user-defined meta:name="Info 3"/>
    <meta:user-defined meta:name="Info 4"/>
  </office:meta>
</office:document-meta>
</file>